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16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27.76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5.43mm"/>
    </style:style>
    <style:style style:name="co13" style:family="table-column">
      <style:table-column-properties fo:break-before="auto" style:column-width="47.9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underline-style="none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color="#336600" fo:font-weight="bold" style:font-weight-asian="bold" style:font-weight-complex="bold"/>
    </style:style>
    <style:style style:name="ce4" style:family="table-cell" style:parent-style-name="Default">
      <style:text-properties fo:color="#000099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color="#336600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5" office:value-type="string" calcext:value-type="string">
            <text:p>[Sobre a Tradução](/sobre-a-traducao) &amp;larr; [Acima](#) &amp;rarr; [Livro Um](/livro-um)</text:p>
          </table:table-cell>
          <table:table-cell table:style-name="ce12" table:number-columns-repeated="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img-responsive</text:p>
          </table:table-cell>
          <table:table-cell table:style-name="ce12" table:number-columns-repeated="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`N.T. “texto em espanhol”`</text:p>
          </table:table-cell>
          <table:table-cell table:style-name="ce12" table:number-columns-repeated="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5" table:number-columns-repeated="1013"/>
        </table:table-row>
        <table:table-row table:style-name="ro1">
          <table:table-cell table:style-name="ce8" office:value-type="string" calcext:value-type="string">
            <text:p>Página</text:p>
          </table:table-cell>
          <table:table-cell table:style-name="ce12" office:value-type="string" calcext:value-type="string" table:number-columns-spanned="3" table:number-rows-spanned="1">
            <text:p>Elementos do Texto</text:p>
          </table:table-cell>
          <table:covered-table-cell table:style-name="ce12"/>
          <table:covered-table-cell table:style-name="ce13"/>
          <table:table-cell table:style-name="ce12" office:value-type="string" calcext:value-type="string" table:number-columns-spanned="2" table:number-rows-spanned="1">
            <text:p>Menu navegação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Navegação Inferior</text:p>
          </table:table-cell>
          <table:covered-table-cell table:style-name="ce13"/>
          <table:table-cell table:style-name="ce12" office:value-type="string" calcext:value-type="string" table:number-columns-spanned="3" table:number-rows-spanned="1">
            <text:p>imagens</text:p>
          </table:table-cell>
          <table:covered-table-cell table:number-columns-repeated="2" table:style-name="ce13"/>
          <table:table-cell table:style-name="ce5" table:number-columns-repeated="1013"/>
        </table:table-row>
        <table:table-row table:style-name="ro1">
          <table:table-cell table:style-name="ce8" office:value-type="string" calcext:value-type="string">
            <text:p>Títulos</text:p>
          </table:table-cell>
          <table:table-cell table:style-name="ce13" office:value-type="string" calcext:value-type="string">
            <text:p>Frase Inic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N.T</text:p>
          </table:table-cell>
          <table:table-cell table:style-name="ce13" office:value-type="string" calcext:value-type="string">
            <text:p>ordem</text:p>
          </table:table-cell>
          <table:table-cell table:style-name="ce13" office:value-type="string" calcext:value-type="string">
            <text:p>links</text:p>
          </table:table-cell>
          <table:table-cell table:style-name="ce13" office:value-type="string" calcext:value-type="string">
            <text:p>Formato</text:p>
          </table:table-cell>
          <table:table-cell table:style-name="ce13" office:value-type="string" calcext:value-type="string">
            <text:p>links</text:p>
          </table:table-cell>
          <table:table-cell table:style-name="ce13" office:value-type="string" calcext:value-type="string">
            <text:p>Alt-title</text:p>
          </table:table-cell>
          <table:table-cell table:style-name="ce13" office:value-type="string" calcext:value-type="string">
            <text:p>responsividade</text:p>
          </table:table-cell>
          <table:table-cell table:style-name="ce8" office:value-type="string" calcext:value-type="string">
            <text:p>nome</text:p>
          </table:table-cell>
          <table:table-cell table:style-name="ce5" table:number-columns-repeated="1013"/>
        </table:table-row>
        <table:table-row table:style-name="ro1" table:visibility="filter">
          <table:table-cell office:value-type="string" calcext:value-type="string">
            <text:p>Apresentaçã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Baixe o Livr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DF para Leitura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DF para Impressã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Glossári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Um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Um - Capítulo 01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um - Capítulo I - texto 1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vro um - Capítulo I - texto 2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vro um - Capítulo I - texto 3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ivro Um - Capítulo 0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Um - Capitulo 03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um - Capítulo III - texto 1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vro um - Capítulo III - texto 2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ivro Um - Capítulo 0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um - Capítulo IV - texto 1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ivro Um - Capítulo 05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Um - capítulo V - texto 1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vro um - Capítulo V - texto 2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vro um - Capítulo V - texto 3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ivro Um - Capítulo 06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>
          <table:table-cell table:style-name="ce4" office:value-type="string" calcext:value-type="string">
            <text:p>livro um - Capítulo VI - texto 1</text:p>
          </table:table-cell>
          <table:table-cell office:value-type="string" calcext:value-type="string">
            <text:p>links ok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vro um - Capítulo VI - texto 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um - Capítulo VI - texto 3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Um - Capítulo 07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>
          <table:table-cell table:style-name="ce4" office:value-type="string" calcext:value-type="string">
            <text:p>livro um - Capítulo VII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Um - Capítulo 08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livro um - Capítulo VIII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Um - Capítulo 09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um - Capítulo IX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Um - Capítulo 1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>
          <table:table-cell table:style-name="ce4" office:value-type="string" calcext:value-type="string">
            <text:p>livro um - Capítulo X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Um - Capítulo 11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2" table:visibility="filter">
          <table:table-cell office:value-type="string" calcext:value-type="string">
            <text:p>Livro Um - Capítulo 12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7" table:number-columns-repeated="1013"/>
        </table:table-row>
        <table:table-row table:style-name="ro1" table:visibility="filter">
          <table:table-cell office:value-type="string" calcext:value-type="string">
            <text:p>Livro Um – Capítulo 13</text:p>
          </table:table-cell>
          <table:table-cell table:number-columns-repeated="10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livro um - Capítulo XIII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Um - Capítulo 1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Um - Capítulo 1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um - Capítulo XV - texto 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um - Capítulo XV - texto 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um - Capítulo XV - texto 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um - Capítulo XV - texto 4</text:p>
          </table:table-cell>
          <table:table-cell table:number-columns-repeated="1023"/>
        </table:table-row>
        <table:table-row table:style-name="ro1" table:visibility="filter">
          <table:table-cell table:style-name="ce4" office:value-type="string" calcext:value-type="string">
            <text:p>Livro Dois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Dois - Capítulo 01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Livro Dois - Capítulo I - texto 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Dois - Capítulo I - texto 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Dois - Capítulo I - texto 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Dois - Capítulo I - texto 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Dois - Capítulo I - texto 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Dois - Capítulo I - texto 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Dois - Capítulo I - texto 7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Dois - Capítulo 02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7" table:number-columns-repeated="1013"/>
        </table:table-row>
        <table:table-row table:style-name="ro1" table:visibility="filter">
          <table:table-cell office:value-type="string" calcext:value-type="string">
            <text:p>Livro Dois - Capítulo 03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7" table:number-columns-repeated="1013"/>
        </table:table-row>
        <table:table-row table:style-name="ro1" table:visibility="filter">
          <table:table-cell office:value-type="string" calcext:value-type="string">
            <text:p>Livro Dois - Capítulo 04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7" table:number-columns-repeated="1013"/>
        </table:table-row>
        <table:table-row table:style-name="ro1" table:visibility="filter">
          <table:table-cell office:value-type="string" calcext:value-type="string">
            <text:p>Livro Dois - Capítulo 05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7" table:number-columns-repeated="1013"/>
        </table:table-row>
        <table:table-row table:style-name="ro1" table:visibility="filter">
          <table:table-cell table:style-name="ce4" office:value-type="string" calcext:value-type="string">
            <text:p>Livro Dois – Capítulo 06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Três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Três - Capítulo 01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três - Capítulo I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Três - Capítulo 0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Três - Capítulo 0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três - Capítulo III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Três - Capítulo 04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três - Capítulo IV - texto 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três - Capítulo IV - texto 2</text:p>
          </table:table-cell>
          <table:table-cell table:number-columns-repeated="1023"/>
        </table:table-row>
        <table:table-row table:style-name="ro1" table:visibility="filter">
          <table:table-cell table:style-name="ce4" office:value-type="string" calcext:value-type="string">
            <text:p>Livro Três - Capítulo 05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três - Capítulo V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Três - Capítulo 06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Livro três - Capítulo VI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Três - Capítulo 07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Três - Capítulo 08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três - Capítulo VIII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Três - Capítulo 09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três - Capítulo IX - texto 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três - Capítulo IX - texto 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vro três - Capítulo IX - texto 3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Três - Capítulo 10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ivro três - Capítulo X - texto 1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Livro Três - Capítulo 11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Três - Capítulo 12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Livro Três – Capítulo 13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A traduçã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ão possui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ão tem</text:p>
          </table:table-cell>
          <table:table-cell table:number-columns-repeated="2" office:value-type="string" calcext:value-type="string">
            <text:p>-</text:p>
          </table:table-cell>
          <table:table-cell table:style-name="ce7" table:number-columns-repeated="1013"/>
        </table:table-row>
        <table:table-row table:style-name="ro1" table:visibility="filter">
          <table:table-cell office:value-type="string" calcext:value-type="string">
            <text:p>PDF brochura – Link Antigo</text:p>
          </table:table-cell>
          <table:table-cell office:value-type="string" calcext:value-type="string">
            <text:p>links ok</text:p>
          </table:table-cell>
          <table:table-cell table:number-columns-repeated="9"/>
          <table:table-cell table:style-name="ce7" table:number-columns-repeated="1013"/>
        </table:table-row>
        <table:table-row table:style-name="ro1" table:visibility="filter">
          <table:table-cell office:value-type="string" calcext:value-type="string">
            <text:p>PDF computador – Link Antigo</text:p>
          </table:table-cell>
          <table:table-cell office:value-type="string" calcext:value-type="string">
            <text:p>links ok</text:p>
          </table:table-cell>
          <table:table-cell table:number-columns-repeated="9"/>
          <table:table-cell table:style-name="ce7" table:number-columns-repeated="1013"/>
        </table:table-row>
      </table:table>
      <table:named-expressions/>
      <table:database-ranges>
        <table:database-range table:name="__Anonymous_Sheet_DB__0" table:target-range-address="Planilha1.A5:Planilha1.K89" table:display-filter-buttons="true">
          <table:filter>
            <table:filter-and>
              <table:filter-condition table:field-number="0" table:value="Livro Dois - Capítulo I - texto 1" table:operator="=">
                <table:filter-set-item table:value="Livro Dois - Capítulo I - texto 1"/>
                <table:filter-set-item table:value="Livro Dois - Capítulo I - texto 2"/>
                <table:filter-set-item table:value="Livro Dois - Capítulo I - texto 3"/>
                <table:filter-set-item table:value="Livro Dois - Capítulo I - texto 4"/>
                <table:filter-set-item table:value="Livro Dois - Capítulo I - texto 5"/>
                <table:filter-set-item table:value="Livro Dois - Capítulo I - texto 6"/>
                <table:filter-set-item table:value="Livro Dois - Capítulo I - texto 7"/>
                <table:filter-set-item table:value="Livro Um - capítulo V - texto 1"/>
                <table:filter-set-item table:value="Livro três - Capítulo III - texto 1"/>
                <table:filter-set-item table:value="Livro três - Capítulo IV - texto 1"/>
                <table:filter-set-item table:value="Livro três - Capítulo IV - texto 2"/>
                <table:filter-set-item table:value="Livro três - Capítulo IX - texto 1"/>
                <table:filter-set-item table:value="Livro três - Capítulo IX - texto 2"/>
                <table:filter-set-item table:value="Livro três - Capítulo IX - texto 3"/>
                <table:filter-set-item table:value="Livro três - Capítulo V - texto 1"/>
                <table:filter-set-item table:value="Livro três - Capítulo VI - texto 1"/>
                <table:filter-set-item table:value="Livro três - Capítulo VIII - texto 1"/>
                <table:filter-set-item table:value="Livro três - Capítulo X - texto 1"/>
                <table:filter-set-item table:value="livro três - Capítulo I - texto 1"/>
                <table:filter-set-item table:value="livro um - Capítulo I - texto 1"/>
                <table:filter-set-item table:value="livro um - Capítulo I - texto 2"/>
                <table:filter-set-item table:value="livro um - Capítulo I - texto 3"/>
                <table:filter-set-item table:value="livro um - Capítulo III - texto 1"/>
                <table:filter-set-item table:value="livro um - Capítulo III - texto 2"/>
                <table:filter-set-item table:value="livro um - Capítulo IV - texto 1"/>
                <table:filter-set-item table:value="livro um - Capítulo IX - texto 1"/>
                <table:filter-set-item table:value="livro um - Capítulo V - texto 2"/>
                <table:filter-set-item table:value="livro um - Capítulo V - texto 3"/>
                <table:filter-set-item table:value="livro um - Capítulo VI - texto 1"/>
                <table:filter-set-item table:value="livro um - Capítulo VI - texto 2"/>
                <table:filter-set-item table:value="livro um - Capítulo VI - texto 3"/>
                <table:filter-set-item table:value="livro um - Capítulo VII - texto 1"/>
                <table:filter-set-item table:value="livro um - Capítulo VIII - texto 1"/>
                <table:filter-set-item table:value="livro um - Capítulo X - texto 1"/>
                <table:filter-set-item table:value="livro um - Capítulo XIII - texto 1"/>
                <table:filter-set-item table:value="livro um - Capítulo XV - texto 1"/>
                <table:filter-set-item table:value="livro um - Capítulo XV - texto 2"/>
                <table:filter-set-item table:value="livro um - Capítulo XV - texto 3"/>
                <table:filter-set-item table:value="livro um - Capítulo XV - texto 4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12:25:14.988535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8:52:18.021006527</meta:creation-date>
    <meta:generator>LibreOffice/6.0.1.1$Linux_X86_64 LibreOffice_project/00m0$Build-1</meta:generator>
    <dc:date>2018-02-13T17:49:04.662014007</dc:date>
    <meta:editing-duration>P2DT11H16M29S</meta:editing-duration>
    <meta:editing-cycles>32</meta:editing-cycles>
    <meta:document-statistic meta:table-count="1" meta:cell-count="535" meta:object-count="0"/>
  </office:meta>
</office:document-meta>
</file>